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49013" officeooo:paragraph-rsid="00049013"/>
    </style:style>
    <style:style style:name="P2" style:family="paragraph" style:parent-style-name="Text_20_body">
      <style:text-properties fo:font-weight="bold" officeooo:rsid="000948f5" officeooo:paragraph-rsid="000948f5" style:font-weight-asian="bold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07ab82" officeooo:paragraph-rsid="0007ab82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0948f5" officeooo:paragraph-rsid="000948f5"/>
    </style:style>
    <style:style style:name="P7" style:family="paragraph" style:parent-style-name="Standard">
      <style:text-properties officeooo:rsid="00049013" officeooo:paragraph-rsid="00049013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3">
      <style:text-properties officeooo:rsid="000b04d8"/>
    </style:style>
    <style:style style:name="P10" style:family="paragraph" style:parent-style-name="Title">
      <style:text-properties officeooo:rsid="00049013" officeooo:paragraph-rsid="00049013"/>
    </style:style>
    <style:style style:name="P11" style:family="paragraph" style:parent-style-name="Heading_20_1">
      <style:paragraph-properties fo:break-before="page"/>
      <style:text-properties officeooo:rsid="00049013" officeooo:paragraph-rsid="00049013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ab82" style:font-weight-asian="bold" style:font-weight-complex="bold"/>
    </style:style>
    <style:style style:name="T3" style:family="text">
      <style:text-properties fo:font-weight="bold" officeooo:rsid="000948f5" style:font-weight-asian="bold" style:font-weight-complex="bold"/>
    </style:style>
    <style:style style:name="T4" style:family="text">
      <style:text-properties officeooo:rsid="00069e46"/>
    </style:style>
    <style:style style:name="T5" style:family="text">
      <style:text-properties officeooo:rsid="000948f5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ange Log</text:p>
      <text:p text:style-name="Subtitle">For EasyMSP 2.<text:span text:style-name="T4">x.x</text:span></text:p>
      <text:p text:style-name="P1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8">Table of Contents</text:p>
          </text:index-title>
          <text:p text:style-name="P12"><text:a xlink:type="simple" xlink:href="#__RefHeading__213_831633313" text:style-name="Index_20_Link" text:visited-style-name="Index_20_Link">EasyMSP 2.1.0<text:tab/>3</text:a></text:p>
        </text:index-body>
      </text:table-of-content>
      <text:p text:style-name="P1"/>
      <text:h text:style-name="P11" text:outline-level="1"><text:bookmark-start text:name="__RefHeading__213_831633313"/>EasyMSP 2.1.0<text:bookmark-end text:name="__RefHeading__213_831633313"/></text:h>
      <text:h text:style-name="Heading_20_2" text:outline-level="2">Changes</text:h>
      <text:h text:style-name="P9" text:outline-level="3">Run-time</text:h>
      <text:p text:style-name="P2">NEW:<text:span text:style-name="T6"> Support for running a self check at boot of the MSP430's CPU, SRAM, and Flash. </text:span></text:p>
      <text:p text:style-name="P2">NEW:<text:span text:style-name="T6"> Support for refreshing flash after certain amount of system boots. </text:span></text:p>
      <text:p text:style-name="P2">NEW: <text:span text:style-name="T6">Support for verifying the integrity of flash at boot. </text:span></text:p>
      <text:p text:style-name="Text_20_body"><text:span text:style-name="T1">NEW</text:span>: <text:span text:style-name="T6">Support for custom </text:span><text:span text:style-name="T1">PANIC/EMERGENCY</text:span><text:span text:style-name="T6"> level error handing by user call back function.</text:span></text:p>
      <text:h text:style-name="Heading_20_3" text:outline-level="3">Driver/GPIO/port</text:h>
      <text:p text:style-name="P3"><text:span text:style-name="T1">NEW: </text:span>PORT4 support.</text:p>
      <text:p text:style-name="P3"><text:span text:style-name="T1">NEW:</text:span> Word (16 bit) width port support.</text:p>
      <text:p text:style-name="P3"><text:span text:style-name="T1">NEW:</text:span> Word width functions portWordWrite(), portWordRead().</text:p>
      <text:p text:style-name="P3"><text:span text:style-name="T2">IMPROVED</text:span><text:span text:style-name="T1">: </text:span>Detection of available ports.</text:p>
      <text:p text:style-name="P7"/>
      <text:h text:style-name="Heading_20_3" text:outline-level="3">Driver/Flash</text:h>
      <text:p text:style-name="P5"><text:span text:style-name="T3">NEW</text:span><text:span text:style-name="T5">: Option to reserve a flash segment for run-time use. This requires EABI, and only works on TI's compiler. Sorry GCC users. </text:span></text:p>
      <text:p text:style-name="P6"><text:span text:style-name="T1">NEW</text:span>: Option to use reserved segment as scratchpad for appending flash data at runtime for devices with insufficient amounts of SRAM. This is a costly operation.</text:p>
      <text:p text:style-name="P4"><text:span text:style-name="T1">NEW: </text:span>Function to erase all flash, flashNuke().</text:p>
      <text:p text:style-name="P4"><text:span text:style-name="T1">RENAMED</text:span>: flashErase() to flashEraseSegment().</text:p>
      <text:p text:style-name="P4"><text:span text:style-name="T1">IMPROVED:</text:span> flashEraseSegment() logic, parameter pas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5:25:43.363000000</meta:creation-date>
    <meta:generator>LibreOffice/4.3.3.2$Windows_x86 LibreOffice_project/9bb7eadab57b6755b1265afa86e04bf45fbfc644</meta:generator>
    <dc:date>2014-11-24T16:28:53.870000000</dc:date>
    <meta:editing-duration>PT23M21S</meta:editing-duration>
    <meta:editing-cycles>5</meta:editing-cycles>
    <meta:document-statistic meta:table-count="0" meta:image-count="0" meta:object-count="0" meta:page-count="3" meta:paragraph-count="22" meta:word-count="152" meta:character-count="1004" meta:non-whitespace-character-count="870"/>
  </office:meta>
</office:document-meta>
</file>